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Standard" style:family="paragraph">
      <style:paragraph-properties fo:text-align="center" fo:margin-bottom="0.0833in" fo:text-indent="0.2916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ОбычныйИнтернет" style:family="paragraph">
      <style:paragraph-properties fo:text-align="justify" fo:margin-top="0in" fo:margin-bottom="0in" fo:background-color="#FFFFFF"/>
      <style:text-properties fo:color="#252424" fo:font-size="14pt" style:font-size-asian="14pt" style:font-size-complex="14pt"/>
    </style:style>
    <style:style style:name="P40" style:parent-style-name="ОбычныйИнтернет" style:family="paragraph">
      <style:paragraph-properties fo:text-align="justify" fo:margin-top="0in" fo:margin-bottom="0in" fo:background-color="#FFFFFF"/>
      <style:text-properties fo:color="#252424" fo:font-size="14pt" style:font-size-asian="14pt" style:font-size-complex="14pt"/>
    </style:style>
    <style:style style:name="P4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background-color="#FFFFFF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widows="2" fo:orphans="2" style:vertical-align="auto" fo:line-height="100%">
        <style:tab-stops>
          <style:tab-stop style:type="left" style:position="-1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widows="2" fo:orphans="2" style:vertical-align="auto" fo:line-height="100%">
        <style:tab-stops>
          <style:tab-stop style:type="left" style:position="-1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widows="2" fo:orphans="2" style:vertical-align="auto" fo:line-height="100%">
        <style:tab-stops>
          <style:tab-stop style:type="left" style:position="-1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widows="2" fo:orphans="2" style:vertical-align="auto" fo:line-height="100%">
        <style:tab-stops>
          <style:tab-stop style:type="left" style:position="-0.75in"/>
        </style:tab-stops>
      </style:paragraph-properties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8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widows="2" fo:orphans="2" style:vertical-align="auto" fo:line-height="100%">
        <style:tab-stops>
          <style:tab-stop style:type="left" style:position="-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98" style:parent-style-name="Обычный" style:family="paragraph">
      <style:text-properties style:font-name-complex="Mangal" style:font-size-complex="10pt"/>
    </style:style>
    <style:style style:name="S1" style:family="section">
      <style:section-properties fo:margin-left="0in" fo:margin-right="0in" style:writing-mode="lr-tb">
        <style:columns fo:column-count="3">
          <style:column style:rel-width="3009*" fo:start-indent="0in" fo:end-indent="0in"/>
          <style:column style:rel-width="3009*" fo:start-indent="0in" fo:end-indent="0in"/>
          <style:column style:rel-width="3009*" fo:start-indent="0in" fo:end-indent="0in"/>
        </style:columns>
      </style:section-properties>
    </style:style>
    <style:style style:name="P99" style:parent-style-name="Обычный" style:family="paragraph">
      <style:text-properties style:font-name-complex="Mangal" style:font-size-complex="10pt"/>
    </style:style>
    <style:style style:name="S2" style:family="section">
      <style:section-properties fo:margin-left="0in" fo:margin-right="0in" style:writing-mode="lr-tb"/>
    </style:style>
    <style:style style:name="P100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0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5" style:parent-style-name="Standard" style:family="paragraph">
      <style:paragraph-properties fo:margin-top="0.1666in" fo:margin-bottom="0.1666in" fo:line-height="100%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center" fo:margin-top="0.1666in" fo:margin-bottom="0.1666in" fo:line-height="100%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3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4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5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6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9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0" style:parent-style-name="Standard" style:family="paragraph">
      <style:paragraph-properties fo:text-align="justify" fo:background-color="#FFFFFF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0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1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5" style:parent-style-name="Standard" style:family="paragraph">
      <style:paragraph-properties fo:text-align="center" fo:background-color="#FFFFFF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3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3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4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4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5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6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7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7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8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29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0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0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1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2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3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4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5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6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6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7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8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39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0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0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1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2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43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3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4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5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6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7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8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49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0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1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2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3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4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5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6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7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587" style:parent-style-name="Заголовок2" style:family="paragraph">
      <style:paragraph-properties fo:margin-bottom="0in" fo:background-color="#FFFFFF"/>
    </style:style>
    <style:style style:name="T588" style:parent-style-name="Строгий" style:family="text">
      <style:text-properties style:font-name="Times New Roman" style:font-name-complex="Times New Roman" fo:color="#24292E" fo:font-size="12pt" style:font-size-asian="12pt" style:font-size-complex="12pt"/>
    </style:style>
    <style:style style:name="P589" style:parent-style-name="Textbody" style:family="paragraph">
      <style:text-properties fo:language="en" fo:country="US"/>
    </style:style>
    <style:style style:name="P590" style:parent-style-name="Textbody" style:family="paragraph">
      <style:text-properties fo:language="en" fo:country="US"/>
    </style:style>
    <style:style style:name="P591" style:parent-style-name="Textbody" style:family="paragraph">
      <style:text-properties fo:language="en" fo:country="US"/>
    </style:style>
    <style:style style:name="P592" style:parent-style-name="Textbody" style:family="paragraph">
      <style:text-properties fo:language="en" fo:country="US"/>
    </style:style>
    <style:style style:name="P593" style:parent-style-name="Textbody" style:family="paragraph">
      <style:text-properties fo:language="en" fo:country="US"/>
    </style:style>
    <style:style style:name="P594" style:parent-style-name="Textbody" style:family="paragraph">
      <style:text-properties fo:language="en" fo:country="US"/>
    </style:style>
    <style:style style:name="P595" style:parent-style-name="Textbody" style:family="paragraph">
      <style:text-properties fo:language="en" fo:country="US"/>
    </style:style>
    <style:style style:name="P596" style:parent-style-name="Textbody" style:family="paragraph">
      <style:text-properties fo:language="en" fo:country="US"/>
    </style:style>
    <style:style style:name="P597" style:parent-style-name="Textbody" style:family="paragraph">
      <style:text-properties fo:language="en" fo:country="US"/>
    </style:style>
    <style:style style:name="P598" style:parent-style-name="Textbody" style:family="paragraph">
      <style:text-properties fo:language="en" fo:country="US"/>
    </style:style>
    <style:style style:name="P599" style:parent-style-name="Textbody" style:family="paragraph">
      <style:text-properties fo:language="en" fo:country="US"/>
    </style:style>
    <style:style style:name="P600" style:parent-style-name="Textbody" style:family="paragraph">
      <style:text-properties fo:language="en" fo:country="US"/>
    </style:style>
    <style:style style:name="P601" style:parent-style-name="Textbody" style:family="paragraph">
      <style:text-properties fo:language="en" fo:country="US"/>
    </style:style>
    <style:style style:name="P602" style:parent-style-name="Textbody" style:family="paragraph">
      <style:text-properties fo:language="en" fo:country="US"/>
    </style:style>
    <style:style style:name="P603" style:parent-style-name="Textbody" style:family="paragraph">
      <style:text-properties fo:language="en" fo:country="US"/>
    </style:style>
    <style:style style:name="P604" style:parent-style-name="Textbody" style:family="paragraph">
      <style:text-properties fo:language="en" fo:country="US"/>
    </style:style>
    <style:style style:name="P605" style:parent-style-name="Textbody" style:family="paragraph">
      <style:text-properties fo:language="en" fo:country="US"/>
    </style:style>
    <style:style style:name="P606" style:parent-style-name="Textbody" style:family="paragraph">
      <style:text-properties fo:language="en" fo:country="US"/>
    </style:style>
    <style:style style:name="P607" style:parent-style-name="Textbody" style:family="paragraph">
      <style:text-properties fo:language="en" fo:country="US"/>
    </style:style>
    <style:style style:name="P608" style:parent-style-name="Textbody" style:family="paragraph">
      <style:text-properties fo:language="en" fo:country="US"/>
    </style:style>
    <style:style style:name="P609" style:parent-style-name="Textbody" style:family="paragraph">
      <style:text-properties fo:language="en" fo:country="US"/>
    </style:style>
    <style:style style:name="P61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3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4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5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619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20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621" style:parent-style-name="Standard" style:family="paragraph">
      <style:paragraph-properties fo:background-color="#FFFFFF"/>
    </style:style>
    <style:style style:name="T622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3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4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5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6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7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28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29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0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1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2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3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4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5" style:parent-style-name="Internetlink" style:family="text">
      <style:text-properties style:font-name="Times New Roman" style:font-name-complex="Times New Roman" style:letter-kerning="false" fo:font-size="14pt" style:font-size-asian="14pt" style:font-size-complex="14pt" fo:language="en" fo:country="US"/>
    </style:style>
    <style:style style:name="T636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T637" style:parent-style-name="Internetlink" style:family="text">
      <style:text-properties style:font-name="Times New Roman" style:font-name-complex="Times New Roman" style:letter-kerning="false" fo:font-size="14pt" style:font-size-asian="14pt" style:font-size-complex="14pt"/>
    </style:style>
    <style:style style:name="P638" style:parent-style-name="Standard" style:family="paragraph">
      <style:paragraph-properties fo:background-color="#FFFFFF"/>
    </style:style>
    <style:style style:name="P639" style:parent-style-name="Standard" style:family="paragraph">
      <style:paragraph-properties fo:background-color="#FFFFFF"/>
    </style:style>
    <style:style style:name="P640" style:parent-style-name="Standard" style:family="paragraph">
      <style:paragraph-properties fo:background-color="#FFFFFF"/>
    </style:style>
    <style:style style:name="P641" style:parent-style-name="Standard" style:family="paragraph">
      <style:paragraph-properties fo:background-color="#FFFFFF"/>
    </style:style>
    <style:style style:name="P642" style:parent-style-name="Standard" style:family="paragraph">
      <style:paragraph-properties fo:background-color="#FFFFFF"/>
    </style:style>
    <style:style style:name="P643" style:parent-style-name="Обычный" style:family="paragraph">
      <style:paragraph-properties fo:text-align="center"/>
    </style:style>
    <style:style style:name="T6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5" style:parent-style-name="Обычный" style:family="paragraph">
      <style:text-properties fo:font-weight="bold" style:font-weight-asian="bold"/>
    </style:style>
    <style:style style:name="P646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47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48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49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0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5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2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3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4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5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6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7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8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9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0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1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2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3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4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5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6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7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8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9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0" style:parent-style-name="Standard" style:family="paragraph">
      <style:paragraph-properties fo:text-align="justify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1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72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3" style:parent-style-name="Standard" style:family="paragraph">
      <style:paragraph-properties fo:text-align="justify" fo:background-color="#FFFFFF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2" style:parent-style-name="Standard" style:family="paragraph">
      <style:paragraph-properties fo:text-align="justify" fo:background-color="#FFFFFF"/>
    </style:style>
    <style:style style:name="P683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5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6" style:parent-style-name="Standard" style:family="paragraph">
      <style:paragraph-properties fo:margin-top="0.1666in" fo:line-height="136%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91" style:parent-style-name="Standard" style:family="paragraph">
      <style:paragraph-properties fo:margin-top="0.1666in" fo:line-height="136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2" style:parent-style-name="Standard" style:family="paragraph">
      <style:paragraph-properties fo:margin-top="0.1666in" fo:line-height="136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4" style:parent-style-name="Standard" style:family="paragraph">
      <style:paragraph-properties fo:text-align="justify" fo:line-height="100%" fo:background-color="#FFFFFF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696" style:parent-style-name="Standard" style:family="paragraph">
      <style:paragraph-properties fo:margin-top="0.1666in" fo:line-height="100%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<text:s/>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 3</text:p>
      <text:p text:style-name="P12"><text:span text:style-name="T13">Тема:</text:span><text:span text:style-name="T14"> </text:span><text:span text:style-name="T15">Наследование, полиморфизм</text:span><text:span text:style-name="T16"><text:s/></text:span><text:span text:style-name="T17">С++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p text:style-name="P37">Постановка задачи</text:p>
      <text:p text:style-name="P38"/>
      <text:p text:style-name="P39">Разработать программу на языке C++ согласно варианту задания. Программа на C++ должна собираться с помощью системы сборки CMake. Программа должна получать данные из стандартного ввода и выводить данные в стандартный вывод.</text:p>
      <text:p text:style-name="P40">Необходимо настроить сборку лабораторной работы с помощью CMake. </text:p>
      <text:p text:style-name="P41"/>
      <text:list text:style-name="LFO4" text:continue-numbering="true">
        <text:list-item>
          <text:p text:style-name="P42">Разработать классы согласно варианту задания, классы должны наследоваться от базового класса Figure. Фигуры являются фигурами вращения. Все классы должны поддерживать набор общих методов:</text:p>
        </text:list-item>
      </text:list>
      <text:list text:style-name="LFO5" text:continue-numbering="true">
        <text:list-item>
          <text:p text:style-name="P43">Вычисление центра фигуры;</text:p>
        </text:list-item>
        <text:list-item>
          <text:p text:style-name="P44">Вывод в стандартный поток вывода std::cout координат вершин фигуры;</text:p>
        </text:list-item>
        <text:list-item>
          <text:p text:style-name="P45">Вычисление площади фигуры;</text:p>
        </text:list-item>
      </text:list>
      <text:p text:style-name="P46"><text:span text:style-name="T47"> </text:span></text:p>
      <text:p text:style-name="P48">Создать программу, которая позволяет:</text:p>
      <text:list text:style-name="LFO6" text:continue-numbering="true">
        <text:list-item>
          <text:p text:style-name="P49">Вводить из стандартного ввода std::cin фигуры, согласно варианту задания.</text:p>
        </text:list-item>
        <text:list-item>
          <text:p text:style-name="P50">Сохранять созданные фигуры в динамический массив std::vector&lt;Figure*&gt;</text:p>
        </text:list-item>
        <text:list-item>
          <text:p text:style-name="P51">Вызывать для всего массива общие функции (1-3 см. выше).Т.е. распечатывать для каждой фигуры в массиве геометрический центр, координаты вершин и площадь.</text:p>
        </text:list-item>
        <text:list-item>
          <text:p text:style-name="P52">Необходимо уметь вычислять общую площадь фигур в массиве.</text:p>
        </text:list-item>
        <text:list-item>
          <text:p text:style-name="P53">Удалять из массива фигуру по индексу;</text:p>
        </text:list-item>
      </text:list>
      <text:p text:style-name="P54"/>
      <text:p text:style-name="P55">Вариант: 32</text:p>
      <text:list text:style-name="LFO6" text:continue-numbering="true">
        <text:list-item>
          <text:p text:style-name="P56">Треугольник</text:p>
        </text:list-item>
        <text:list-item>
          <text:p text:style-name="P57">Квадрат</text:p>
        </text:list-item>
        <text:list-item>
          <text:p text:style-name="P58">Восьмиугольник</text:p>
        </text:list-item>
      </text:list>
      <text:p text:style-name="P59"/>
      <text:p text:style-name="P60"><text:span text:style-name="T61">Цель:</text:span></text:p>
      <text:list text:style-name="LFO7" text:continue-numbering="true">
        <text:list-item>
          <text:p text:style-name="P62">Изучение механизмов работы с наследованием в С++</text:p>
        </text:list-item>
      </text:list>
      <text:p text:style-name="P63"/>
      <text:p text:style-name="P64"/>
      <text:p text:style-name="P65"/>
      <text:p text:style-name="P66"/>
      <text:soft-page-break/>
      <text:p text:style-name="P67">Описание программы</text:p>
      <text:p text:style-name="P68"/>
      <text:list text:style-name="LFO8" text:continue-numbering="true">
        <text:list-item>
          <text:p text:style-name="P69">Программа выполняет определённые действия по введённым командам:</text:p>
          <text:list text:continue-numbering="true">
            <text:list-item>
              <text:p text:style-name="P70">0 — выход из<text:s/>программы;</text:p>
            </text:list-item>
            <text:list-item>
              <text:p text:style-name="P71">1,2,3 — создание фигуры (Квадрат, Прямоугольник, Восьмиугольник соответственно), получение вершин через ввод, проверка, вывод данных вершин, вычисление центра и площади;</text:p>
            </text:list-item>
            <text:list-item>
              <text:p text:style-name="P72">4 — создание кортежа как производного четырёхугольника, получение вершин через ввод, проверка, вывод данных вершин, вычисление центра и площади;</text:p>
            </text:list-item>
          </text:list>
        </text:list-item>
        <text:list-item>
          <text:p text:style-name="P73">Шаблонная функция print() печатает координаты всех точек данной фигуры или кортежа. Она определена для моих фигур и tuple. Во втором случае все дело вычисляется рекурсивно.</text:p>
        </text:list-item>
        <text:list-item>
          <text:p text:style-name="P74">Функция center() возвращает точку с x –деление суммы иксов всех точек данной фигуры на их количество, у – аналогично х. Она определена для моих фигур и tuple. Во втором случае все дело вычисляется рекурсивно;</text:p>
        </text:list-item>
        <text:list-item>
          <text:p text:style-name="P75"><text:span text:style-name="T76">Функция<text:s/></text:span><text:span text:style-name="T77">area</text:span><text:span text:style-name="T78">() вычисляет площадь данной фигуры или<text:s/></text:span><text:span text:style-name="T79">совокупности точек в кортеже в зависимости от типа фигуры по методу Гаусса (формула землемера, метод шунтирования) и возвращает это значение.</text:span></text:p>
        </text:list-item>
      </text:list>
      <text:p text:style-name="P80"/>
      <text:p text:style-name="P81"/>
      <text:p text:style-name="P82"/>
      <text:p text:style-name="P83"/>
      <text:p text:style-name="P84">Набор тестов</text:p>
      <text:p text:style-name="P85"/>
      <text:p text:style-name="P86">Пояснение:</text:p>
      <text:p text:style-name="P87"/>
      <text:list text:style-name="LFO9" text:continue-numbering="true">
        <text:list-item>
          <text:p text:style-name="P88">На ввод подается число либо строка выбора действия из текстового интерфейса</text:p>
        </text:list-item>
        <text:list-item>
          <text:p text:style-name="P89">В случае ввода строки – принимается еще одна строка, указывающая на фигуру, с которой производить действие</text:p>
        </text:list-item>
        <text:list-item>
          <text:p text:style-name="P90"><text:span text:style-name="T91"><text:s/></text:span><text:span text:style-name="T92">При необходимости указывается<text:s/></text:span><text:span text:style-name="T93">ID</text:span><text:span text:style-name="T94"><text:s/></text:span><text:span text:style-name="T95">фигуры</text:span></text:p>
        </text:list-item>
        <text:list-item>
          <text:p text:style-name="P96">Выводится информация о состоянии вектора фигур, происходит проверка тестов</text:p>
        </text:list-item>
      </text:list>
      <text:p text:style-name="P97"/>
      <text:p text:style-name="P98"/>
      <text:section text:name="Sect1" text:style-name="S1">
        <text:p text:style-name="P99"/>
      </text:section>
      <text:section text:name="Sect2" text:style-name="S2">
        <text:p text:style-name="P100"/>
        <text:soft-page-break/>
        <text:p text:style-name="P101">Test 1</text:p>
        <text:p text:style-name="P102">1</text:p>
        <text:p text:style-name="P103">0 0 0 4 4 4 4 0</text:p>
        <text:p text:style-name="P104">4 0</text:p>
        <text:p text:style-name="P105">5</text:p>
        <text:p text:style-name="P106">6</text:p>
        <text:p text:style-name="P107">7</text:p>
        <text:p text:style-name="P108">2<text:s/></text:p>
        <text:p text:style-name="P109">0 0 2 3 6 0</text:p>
        <text:p text:style-name="P110">4 1</text:p>
        <text:p text:style-name="P111">4 0</text:p>
        <text:p text:style-name="P112">7</text:p>
        <text:p text:style-name="P113">6</text:p>
        <text:p text:style-name="P114">5</text:p>
        <text:p text:style-name="P115"><text:span text:style-name="T116">Test</text:span><text:span text:style-name="T117"><text:s/>2</text:span></text:p>
        <text:p text:style-name="P118">3</text:p>
        <text:p text:style-name="P119">0 -2 -2 0 -2 2 0 4 2 4 4<text:s/>2<text:s/>4 0 2 -2</text:p>
        <text:p text:style-name="P120">4 0</text:p>
        <text:p text:style-name="P121">5</text:p>
        <text:p text:style-name="P122">6</text:p>
        <text:p text:style-name="P123">7</text:p>
        <text:p text:style-name="P124">2<text:s/></text:p>
        <text:p text:style-name="P125">0<text:s/>1<text:s/>2 3 6<text:s/>-2</text:p>
        <text:p text:style-name="P126">4 1</text:p>
        <text:p text:style-name="P127">4 0</text:p>
        <text:soft-page-break/>
        <text:p text:style-name="P128">7</text:p>
        <text:p text:style-name="P129">6</text:p>
        <text:p text:style-name="P130">5</text:p>
        <text:p text:style-name="P131"/>
        <text:p text:style-name="P132"><text:span text:style-name="T133">Результаты выполнения тестов</text:span></text:p>
        <text:p text:style-name="P134">1. <text:s/>'add square' <text:s text:c="11"/>--&gt; Create square</text:p>
        <text:p text:style-name="P135">2. <text:s/>'add triangle' <text:s text:c="9"/>--&gt; Create triangle</text:p>
        <text:p text:style-name="P136">3. <text:s/>'add octagon' <text:s text:c="10"/>--&gt; Create octagon</text:p>
        <text:p text:style-name="P137">4. <text:s/>'show &lt;ID&gt;' <text:s text:c="12"/>--&gt; Output figure</text:p>
        <text:p text:style-name="P138">5. <text:s/>'print total' <text:s text:c="10"/>--&gt; Output total area</text:p>
        <text:p text:style-name="P139">6. <text:s/>'print area' <text:s text:c="11"/>--&gt; Output area</text:p>
        <text:p text:style-name="P140">7. <text:s/>'print center' <text:s text:c="9"/>--&gt; Output center</text:p>
        <text:p text:style-name="P141">8. <text:s/>'delete &lt;ID&gt;' <text:s text:c="10"/>--&gt; Delete figure</text:p>
        <text:p text:style-name="P142">9. <text:s/>'help' <text:s text:c="17"/>--&gt; Get help</text:p>
        <text:p text:style-name="P143">10. 'exit' <text:s text:c="17"/>--&gt; Exit</text:p>
        <text:p text:style-name="P144">1</text:p>
        <text:p text:style-name="P145">input &lt;A.x&gt; &lt;A.y&gt; &gt;&gt; &lt;B.x&gt; &lt;B.y&gt; &gt;&gt; &lt;C.x&gt; &lt;C.y&gt; &gt;&gt; &lt;D.x&gt; &lt;D.y&gt; <text:s/>0 0 0 4 4 4 4 0</text:p>
        <text:p text:style-name="P146"><text:s text:c="8"/>done</text:p>
        <text:p text:style-name="P147">4 0</text:p>
        <text:p text:style-name="P148">Square: A ( 0, 0 ), B ( 0, 4 ), C ( 4, 4 ), D ( 4, 0 )</text:p>
        <text:p text:style-name="P149"><text:s text:c="8"/>done</text:p>
        <text:p text:style-name="P150">5</text:p>
        <text:p text:style-name="P151">Total area: 16</text:p>
        <text:p text:style-name="P152"><text:s text:c="8"/>done</text:p>
        <text:p text:style-name="P153">6</text:p>
        <text:p text:style-name="P154">Display area: 16</text:p>
        <text:p text:style-name="P155"><text:s text:c="8"/>done</text:p>
        <text:p text:style-name="P156">7</text:p>
        <text:p text:style-name="P157">Display center: ( 2, 2 )</text:p>
        <text:p text:style-name="P158"><text:s text:c="8"/>done</text:p>
        <text:p text:style-name="P159">2</text:p>
        <text:p text:style-name="P160">input &lt;A.x&gt; &lt;A.y&gt; &gt;&gt; &lt;B.x&gt; &lt;B.y&gt; &gt;&gt; &lt;C.x&gt; &lt;C.y&gt; 0 0 2 3 6 0</text:p>
        <text:p text:style-name="P161"><text:s text:c="8"/>done</text:p>
        <text:p text:style-name="P162">4 1</text:p>
        <text:soft-page-break/>
        <text:p text:style-name="P163">Triangle: A ( 0, 0 ), B ( 2, 3 ), C ( 6, 0 )</text:p>
        <text:p text:style-name="P164"><text:s text:c="8"/>done</text:p>
        <text:p text:style-name="P165">4 0</text:p>
        <text:p text:style-name="P166">Square: A ( 0, 0 ), B ( 0, 4 ), C ( 4, 4 ), D ( 4, 0 )</text:p>
        <text:p text:style-name="P167"><text:s text:c="8"/>done</text:p>
        <text:p text:style-name="P168">7</text:p>
        <text:p text:style-name="P169">Display center: ( 2, 2 )</text:p>
        <text:p text:style-name="P170">( 2.66667, 1 )</text:p>
        <text:p text:style-name="P171"><text:s text:c="8"/>done</text:p>
        <text:p text:style-name="P172">6</text:p>
        <text:p text:style-name="P173">Display area: 16</text:p>
        <text:p text:style-name="P174">9</text:p>
        <text:p text:style-name="P175"><text:s text:c="8"/>done</text:p>
        <text:p text:style-name="P176">5</text:p>
        <text:p text:style-name="P177">Total area: 25</text:p>
        <text:p text:style-name="P178"><text:s text:c="8"/>done</text:p>
        <text:p text:style-name="P179">3</text:p>
        <text:p text:style-name="P180">input &lt;A.x&gt; &lt;A.y&gt; &gt;&gt; &lt;B.x&gt; &lt;B.y&gt; &gt;&gt; &lt;C.x&gt; &lt;C.y&gt; &gt;&gt; &lt;D.x&gt; &lt;D.y&gt; &gt;&gt; &lt;E.x&gt; &lt;E.y&gt; &gt;&gt; &lt;F.x&gt; &lt;F.y&gt; &gt;&gt; &lt;G.x&gt; &lt;G.y&gt; &gt;&gt; &lt;H.x&gt; &lt;H.y&gt; <text:s text:c="5"/>0 -2 -2 0 -2 2 0 4 2 4 4 2 4 0 2 -2</text:p>
        <text:p text:style-name="P181"><text:s text:c="8"/>done</text:p>
        <text:p text:style-name="P182">4 0</text:p>
        <text:p text:style-name="P183">Square: A ( 0, 0 ), B ( 0, 4 ), C ( 4, 4 ), D ( 4, 0 )</text:p>
        <text:p text:style-name="P184"><text:s text:c="8"/>done</text:p>
        <text:p text:style-name="P185">5</text:p>
        <text:p text:style-name="P186">Total area: 63.624</text:p>
        <text:p text:style-name="P187"><text:s text:c="8"/>done</text:p>
        <text:p text:style-name="P188">6</text:p>
        <text:p text:style-name="P189">Display area: 16</text:p>
        <text:p text:style-name="P190">9</text:p>
        <text:p text:style-name="P191">38.624</text:p>
        <text:p text:style-name="P192"><text:s text:c="8"/>done</text:p>
        <text:p text:style-name="P193">7</text:p>
        <text:p text:style-name="P194">Display center: ( 2, 2 )</text:p>
        <text:p text:style-name="P195">( 2.66667, 1 )</text:p>
        <text:p text:style-name="P196">( 1, 1 )</text:p>
        <text:p text:style-name="P197"><text:s text:c="8"/>done</text:p>
        <text:soft-page-break/>
        <text:p text:style-name="P198">2</text:p>
        <text:p text:style-name="P199">input &lt;A.x&gt; &lt;A.y&gt; &gt;&gt; &lt;B.x&gt; &lt;B.y&gt; &gt;&gt; &lt;C.x&gt; &lt;C.y&gt; 0 1 2 3 6 -2</text:p>
        <text:p text:style-name="P200"><text:span text:style-name="T201"><text:s text:c="8"/></text:span><text:span text:style-name="T202">done</text:span></text:p>
        <text:p text:style-name="P203">4 1</text:p>
        <text:p text:style-name="P204">Triangle: A ( 0, 0 ), B ( 2, 3 ), C ( 6, 0 )</text:p>
        <text:p text:style-name="P205"><text:s text:c="8"/>done</text:p>
        <text:p text:style-name="P206">4 0</text:p>
        <text:p text:style-name="P207">Square: A ( 0, 0 ), B ( 0, 4 ), C ( 4, 4 ), D ( 4, 0 )</text:p>
        <text:p text:style-name="P208"><text:s text:c="8"/>done</text:p>
        <text:p text:style-name="P209">7</text:p>
        <text:p text:style-name="P210">Display center: ( 2, 2 )</text:p>
        <text:p text:style-name="P211">( 2.66667, 1 )</text:p>
        <text:p text:style-name="P212">( 1, 1 )</text:p>
        <text:p text:style-name="P213">( 2.66667, 0.666667 )</text:p>
        <text:p text:style-name="P214"><text:s text:c="8"/>done</text:p>
        <text:p text:style-name="P215">6</text:p>
        <text:p text:style-name="P216">Display area: 16</text:p>
        <text:p text:style-name="P217">9</text:p>
        <text:p text:style-name="P218">38.624</text:p>
        <text:p text:style-name="P219">9</text:p>
        <text:p text:style-name="P220"><text:s text:c="8"/>done</text:p>
        <text:p text:style-name="P221">5</text:p>
        <text:p text:style-name="P222">Total area: 72.624</text:p>
        <text:p text:style-name="P223"><text:s text:c="8"/>done</text:p>
        <text:p text:style-name="P224"/>
        <text:p text:style-name="P225"><text:span text:style-name="T226">Листинг</text:span><text:span text:style-name="T227"><text:s/></text:span><text:span text:style-name="T228">программы</text:span></text:p>
        <text:p text:style-name="P229"/>
        <text:p text:style-name="P230">figure.cpp</text:p>
        <text:p text:style-name="P231">#include "figure.h"</text:p>
        <text:p text:style-name="P232"/>
        <text:p text:style-name="P233"/>
        <text:p text:style-name="P234">std::ostream&amp; operator&lt;&lt; (std::ostream&amp; out, const Figure&amp; fig) {</text:p>
        <text:p text:style-name="P235"><text:tab/>fig.Print(out);</text:p>
        <text:p text:style-name="P236"><text:tab/>return out;</text:p>
        <text:p text:style-name="P237">}</text:p>
        <text:p text:style-name="P238"/>
        <text:p text:style-name="P239">std::istream&amp; operator&gt;&gt; (std::istream&amp; in, Figure&amp; fig) {</text:p>
        <text:p text:style-name="P240"><text:tab/>fig.Scan(in);</text:p>
        <text:p text:style-name="P241"><text:tab/>return in;</text:p>
        <text:soft-page-break/>
        <text:p text:style-name="P242">}</text:p>
        <text:p text:style-name="P243">myvector.cpp</text:p>
        <text:p text:style-name="P244">#include "myvector.h"</text:p>
        <text:p text:style-name="P245"/>
        <text:p text:style-name="P246"/>
        <text:p text:style-name="P247">Vector::Vector(double x_cord, double y_cord) : x{ x_cord }, y{ y_cord } {}</text:p>
        <text:p text:style-name="P248"/>
        <text:p text:style-name="P249">Vector::Vector(Point&amp; p1, Point&amp; p2) : x{ p2.X() - p1.X() }, y{ p2.Y() - p1.Y() } {}</text:p>
        <text:p text:style-name="P250"/>
        <text:p text:style-name="P251">double Vector::operator*(const Vector&amp; a) const {</text:p>
        <text:p text:style-name="P252"><text:tab/>return (this-&gt;x * a.x) + (this-&gt;y * a.y);</text:p>
        <text:p text:style-name="P253">}</text:p>
        <text:p text:style-name="P254"/>
        <text:p text:style-name="P255">Vector&amp; Vector::operator=(const Vector&amp; a) {</text:p>
        <text:p text:style-name="P256"><text:tab/>this-&gt;x = a.x;</text:p>
        <text:p text:style-name="P257"><text:tab/>this-&gt;y = a.y;</text:p>
        <text:p text:style-name="P258"><text:tab/>return *this;</text:p>
        <text:p text:style-name="P259">}</text:p>
        <text:p text:style-name="P260"/>
        <text:p text:style-name="P261">double Length(const Point&amp; a, const Point&amp; b) {</text:p>
        <text:p text:style-name="P262"><text:tab/>return sqrt(pow((b.X() - a.X()), 2) + pow((b.Y() - a.Y()), 2));</text:p>
        <text:p text:style-name="P263">}</text:p>
        <text:p text:style-name="P264"/>
        <text:p text:style-name="P265">double Length(const Vector&amp; a) {</text:p>
        <text:p text:style-name="P266"><text:tab/>return sqrt(pow(a.x, 2) + pow(a.y, 2));</text:p>
        <text:p text:style-name="P267">}</text:p>
        <text:p text:style-name="P268"/>
        <text:p text:style-name="P269">bool isParallel(const Vector&amp; a, const Vector&amp; b) {</text:p>
        <text:p text:style-name="P270"><text:tab/>return (a.x * b.y) - (a.y * b.x) == 0;</text:p>
        <text:p text:style-name="P271">}</text:p>
        <text:p text:style-name="P272">point.cpp</text:p>
        <text:p text:style-name="P273">#include "point.h"</text:p>
        <text:p text:style-name="P274"/>
        <text:p text:style-name="P275"/>
        <text:p text:style-name="P276">Point::Point() : x{ 0.0 }, y{ 0.0 } {}</text:p>
        <text:p text:style-name="P277">Point::Point(double a, double b) : x{ a }, y{ b } {}</text:p>
        <text:p text:style-name="P278">Point::Point(const Point&amp; other) : x{ other.x }, y{ other.y } {}</text:p>
        <text:p text:style-name="P279"/>
        <text:p text:style-name="P280">double Point::X() const { return x; }</text:p>
        <text:p text:style-name="P281">double Point::Y() const { return y; }</text:p>
        <text:p text:style-name="P282"/>
        <text:p text:style-name="P283">Point Point::operator+ (const Point&amp; a) const {</text:p>
        <text:p text:style-name="P284"><text:tab/>return { this-&gt;x + a.x, this-&gt;y + a.y };</text:p>
        <text:p text:style-name="P285">}</text:p>
        <text:p text:style-name="P286"/>
        <text:p text:style-name="P287">Point Point::operator- (const Point&amp; a) const {</text:p>
        <text:p text:style-name="P288"><text:tab/>return { this-&gt;x - a.x, this-&gt;y - a.y };</text:p>
        <text:p text:style-name="P289">}</text:p>
        <text:p text:style-name="P290"/>
        <text:p text:style-name="P291">Point Point::operator* (double a) const {</text:p>
        <text:p text:style-name="P292"><text:tab/>return { this-&gt;x * a, this-&gt;y * a };</text:p>
        <text:p text:style-name="P293">}</text:p>
        <text:p text:style-name="P294"/>
        <text:p text:style-name="P295">Point Point::operator/ (double a) const {</text:p>
        <text:p text:style-name="P296"><text:tab/>return { this-&gt;x / a, this-&gt;y / a };</text:p>
        <text:p text:style-name="P297">}</text:p>
        <text:p text:style-name="P298"/>
        <text:p text:style-name="P299">std::ostream&amp; operator&lt;&lt; (std::ostream&amp; out, const Point&amp; a) {</text:p>
        <text:p text:style-name="P300"><text:tab/>out &lt;&lt; "( " &lt;&lt; a.x &lt;&lt; ", " &lt;&lt; a.y &lt;&lt; " )";</text:p>
        <text:p text:style-name="P301"><text:tab/>return out;</text:p>
        <text:p text:style-name="P302">}</text:p>
        <text:p text:style-name="P303"/>
        <text:p text:style-name="P304">std::istream&amp; operator&gt;&gt; (std::istream&amp; in, Point&amp; a) {</text:p>
        <text:p text:style-name="P305"><text:tab/>in &gt;&gt; a.x &gt;&gt; a.y;</text:p>
        <text:p text:style-name="P306"><text:tab/>return in;</text:p>
        <text:p text:style-name="P307">}</text:p>
        <text:p text:style-name="P308">square.cpp</text:p>
        <text:p text:style-name="P309">#include "square.h"</text:p>
        <text:p text:style-name="P310"/>
        <text:p text:style-name="P311"/>
        <text:p text:style-name="P312">Square::Square() : A{ Point{} }, B{ Point{} }, C{ Point{} }, D{ Point{} } {}</text:p>
        <text:p text:style-name="P313"/>
        <text:p text:style-name="P314">Square::Square(Point a, Point b, Point c, Point d) :<text:s/></text:p>
        <text:p text:style-name="P315"><text:tab/>A{ a }, B{ b }, C{ c }, D{ d } {</text:p>
        <text:p text:style-name="P316"/>
        <text:p text:style-name="P317"><text:tab/>Vector AB{ A, B }, BC{ B, C }, CD{ C, D }, DA{ D, A };</text:p>
        <text:p text:style-name="P318"/>
        <text:p text:style-name="P319"><text:tab/>if (!isParallel(DA, BC)) {</text:p>
        <text:p text:style-name="P320"><text:tab/><text:tab/>std::swap(A, B);</text:p>
        <text:p text:style-name="P321"><text:tab/><text:tab/>AB = { A, B };</text:p>
        <text:p text:style-name="P322"><text:tab/><text:tab/>BC = { B, C };</text:p>
        <text:p text:style-name="P323"><text:tab/><text:tab/>DA = { D, A };</text:p>
        <text:soft-page-break/>
        <text:p text:style-name="P324"><text:tab/>}</text:p>
        <text:p text:style-name="P325"><text:tab/>if (!isParallel(AB, CD)) {</text:p>
        <text:p text:style-name="P326"><text:tab/><text:tab/>std::swap(B, C);</text:p>
        <text:p text:style-name="P327"><text:tab/><text:tab/>AB = { A, B };</text:p>
        <text:p text:style-name="P328"><text:tab/><text:tab/>BC = { B, C };</text:p>
        <text:p text:style-name="P329"><text:tab/><text:tab/>DA = { D, A };</text:p>
        <text:p text:style-name="P330"><text:tab/>}</text:p>
        <text:p text:style-name="P331"><text:tab/>if (AB * BC || BC * CD || CD * DA || DA * AB) {</text:p>
        <text:p text:style-name="P332"><text:tab/><text:tab/>throw std::logic_error("The sides of the square should be perpendicular");</text:p>
        <text:p text:style-name="P333"><text:tab/>}</text:p>
        <text:p text:style-name="P334"><text:tab/>if (Length(AB) != Length(BC) || Length(BC) != Length(CD) || Length(CD) != Length(DA) || Length(DA) != Length(AB)) {</text:p>
        <text:p text:style-name="P335"><text:tab/><text:tab/>throw std::logic_error("The sides of the square should be equal");</text:p>
        <text:p text:style-name="P336"><text:tab/>}</text:p>
        <text:p text:style-name="P337"><text:tab/>if (!Length(AB) || !Length(BC) || !Length(CD) || !Length(DA)) {</text:p>
        <text:p text:style-name="P338"><text:tab/><text:tab/>throw std::logic_error("The sides of the square must be greater than zero");</text:p>
        <text:p text:style-name="P339"><text:tab/>}</text:p>
        <text:p text:style-name="P340">}</text:p>
        <text:p text:style-name="P341"/>
        <text:p text:style-name="P342">Point Square::Center() const {</text:p>
        <text:p text:style-name="P343"><text:tab/>return Point{ (B + D) / 2 };</text:p>
        <text:p text:style-name="P344">}</text:p>
        <text:p text:style-name="P345"/>
        <text:p text:style-name="P346">double Square::Area() const {</text:p>
        <text:p text:style-name="P347"><text:tab/>return Length(A, B) * Length(A, B);</text:p>
        <text:p text:style-name="P348">}</text:p>
        <text:p text:style-name="P349"/>
        <text:p text:style-name="P350">std::ostream&amp; Square::Print(std::ostream&amp; out) const {</text:p>
        <text:p text:style-name="P351"><text:tab/>out &lt;&lt; "Square: A " &lt;&lt; A &lt;&lt; ", B " &lt;&lt; B &lt;&lt; ", C " &lt;&lt; C &lt;&lt; ", D " &lt;&lt; D &lt;&lt; std::endl;</text:p>
        <text:p text:style-name="P352"><text:tab/>return out;</text:p>
        <text:p text:style-name="P353">}</text:p>
        <text:p text:style-name="P354"/>
        <text:p text:style-name="P355">std::istream&amp; Square::Scan(std::istream&amp; in) {</text:p>
        <text:p text:style-name="P356"><text:tab/>in &gt;&gt; A &gt;&gt; B &gt;&gt; C &gt;&gt; D;</text:p>
        <text:p text:style-name="P357"><text:tab/>(*this) = Square(A, B, C, D);</text:p>
        <text:p text:style-name="P358"><text:tab/>return in;</text:p>
        <text:p text:style-name="P359">}</text:p>
        <text:p text:style-name="P360">triangle.cpp</text:p>
        <text:soft-page-break/>
        <text:p text:style-name="P361">#include "triangle.h"</text:p>
        <text:p text:style-name="P362"/>
        <text:p text:style-name="P363"/>
        <text:p text:style-name="P364">Triangle::Triangle() : A{ Point() }, B{ Point() }, C{ Point() } {}</text:p>
        <text:p text:style-name="P365"/>
        <text:p text:style-name="P366">Triangle::Triangle(Point a, Point b, Point c) : A{ a }, B{ b }, C{ c } {</text:p>
        <text:p text:style-name="P367"><text:tab/>double AB = Length(A, B);</text:p>
        <text:p text:style-name="P368"><text:tab/>double BC = Length(B, C);</text:p>
        <text:p text:style-name="P369"><text:tab/>double AC = Length(A, C);</text:p>
        <text:p text:style-name="P370"><text:tab/>if (AB &gt;= BC + AC || BC &gt;= AB + AC || AC &gt;= AB + BC) {</text:p>
        <text:p text:style-name="P371"><text:tab/><text:tab/>throw std::logic_error("Points must not be on the same line.");</text:p>
        <text:p text:style-name="P372"><text:tab/>}</text:p>
        <text:p text:style-name="P373">}</text:p>
        <text:p text:style-name="P374"/>
        <text:p text:style-name="P375">Point Triangle::Center() const {</text:p>
        <text:p text:style-name="P376"><text:tab/>Point middle { (A + C) / 2.0 };</text:p>
        <text:p text:style-name="P377"><text:tab/>return { (B + middle * 2) / 3 };</text:p>
        <text:p text:style-name="P378">}</text:p>
        <text:p text:style-name="P379"/>
        <text:p text:style-name="P380">double Triangle::Area() const {</text:p>
        <text:p text:style-name="P381"><text:tab/>double AB = Length(A, B);</text:p>
        <text:p text:style-name="P382"><text:tab/>double BC = Length(B, C);</text:p>
        <text:p text:style-name="P383"><text:tab/>double AC = Length(A, C);</text:p>
        <text:p text:style-name="P384"><text:tab/>double accumulate = AB + BC + AC;</text:p>
        <text:p text:style-name="P385"><text:tab/>double heron = sqrt((accumulate / 2) * (accumulate / 2 - AB) * (accumulate / 2 - BC) * (accumulate / 2 - AC));</text:p>
        <text:p text:style-name="P386"><text:tab/>return heron;</text:p>
        <text:p text:style-name="P387">}</text:p>
        <text:p text:style-name="P388"/>
        <text:p text:style-name="P389">std::ostream&amp; Triangle::Print(std::ostream&amp; out) const {</text:p>
        <text:p text:style-name="P390"><text:tab/>out &lt;&lt; "Triangle: A " &lt;&lt; A &lt;&lt; ", B " &lt;&lt; B &lt;&lt; ", C " &lt;&lt; C &lt;&lt; std::endl;</text:p>
        <text:p text:style-name="P391"><text:tab/>return out;</text:p>
        <text:p text:style-name="P392">}</text:p>
        <text:p text:style-name="P393"/>
        <text:p text:style-name="P394">std::istream&amp; Triangle::Scan(std::istream&amp; in) {</text:p>
        <text:p text:style-name="P395"><text:tab/>in &gt;&gt; A &gt;&gt; B &gt;&gt; C;</text:p>
        <text:p text:style-name="P396"><text:tab/>(*this) = Triangle(A, B, C);</text:p>
        <text:p text:style-name="P397"><text:tab/>return in;</text:p>
        <text:p text:style-name="P398">}</text:p>
        <text:p text:style-name="P399">octagon.cpp</text:p>
        <text:soft-page-break/>
        <text:p text:style-name="P400">#include "octagon.h"</text:p>
        <text:p text:style-name="P401"/>
        <text:p text:style-name="P402"/>
        <text:p text:style-name="P403">Octagon::Octagon() :<text:s/></text:p>
        <text:p text:style-name="P404"><text:s text:c="4"/>A{ Point{} }, B{ Point{} }, C{ Point{} }, D{ Point{} },</text:p>
        <text:p text:style-name="P405"><text:tab/>E{ Point{} }, F{ Point{} }, G{ Point{} }, H{ Point{} } {}</text:p>
        <text:p text:style-name="P406"/>
        <text:p text:style-name="P407">Octagon::Octagon(Point a, Point b, Point c, Point d,</text:p>
        <text:p text:style-name="P408"><text:s text:c="4"/>Point e, Point f, Point g, Point h) :</text:p>
        <text:p text:style-name="P409"><text:s text:c="4"/>A{ a }, B{ b }, C{ c }, D{ d },</text:p>
        <text:p text:style-name="P410"><text:s text:c="4"/>E{ e }, F{ f }, G{ g }, H{ h } {</text:p>
        <text:p text:style-name="P411"/>
        <text:p text:style-name="P412"><text:s text:c="4"/>Vector AB{ A, B }, BC{ B, C }, CD{ C, D }, DE{ D, E }, EF{ E, F }, FG{ F, G }, GH{ G, H }, HA{ H, A };</text:p>
        <text:p text:style-name="P413">}</text:p>
        <text:p text:style-name="P414"/>
        <text:p text:style-name="P415">Point Octagon::Center() const {</text:p>
        <text:p text:style-name="P416"><text:s text:c="4"/>return { (A + B + C + D + E + F + G + H) / 8};</text:p>
        <text:p text:style-name="P417">}</text:p>
        <text:p text:style-name="P418"/>
        <text:p text:style-name="P419">double Octagon::Area() const {</text:p>
        <text:p text:style-name="P420"><text:s text:c="4"/>return 4.828 * Length(A, B) * Length(A, B);</text:p>
        <text:p text:style-name="P421">}</text:p>
        <text:p text:style-name="P422"/>
        <text:p text:style-name="P423">std::ostream&amp; Octagon::Print(std::ostream&amp; out) const {</text:p>
        <text:p text:style-name="P424"><text:s text:c="4"/>out &lt;&lt; "Octagon: A " &lt;&lt; A &lt;&lt; ", B " &lt;&lt; B &lt;&lt; ", C " &lt;&lt; C &lt;&lt; ", D " &lt;&lt; D &lt;&lt; ", E " &lt;&lt; E &lt;&lt; ", F " &lt;&lt; F &lt;&lt; ", G " &lt;&lt; G &lt;&lt; ", H " &lt;&lt; H &lt;&lt; std::endl;</text:p>
        <text:p text:style-name="P425"><text:s text:c="4"/>return out;</text:p>
        <text:p text:style-name="P426">}</text:p>
        <text:p text:style-name="P427"/>
        <text:p text:style-name="P428">std::istream&amp; Octagon::Scan(std::istream&amp; in) {</text:p>
        <text:p text:style-name="P429"><text:s text:c="4"/>in &gt;&gt; A &gt;&gt; B &gt;&gt; C &gt;&gt; D &gt;&gt; E &gt;&gt; F &gt;&gt; G &gt;&gt; H;</text:p>
        <text:p text:style-name="P430"><text:s text:c="4"/>(*this) = Octagon(A, B, C, D, E, F, G, H);</text:p>
        <text:p text:style-name="P431"><text:s text:c="4"/>return in;</text:p>
        <text:p text:style-name="P432">}</text:p>
        <text:p text:style-name="P433"/>
        <text:p text:style-name="P434">main.cpp</text:p>
        <text:p text:style-name="P435">#include &lt;iostream&gt;</text:p>
        <text:p text:style-name="P436">#include &lt;vector&gt;</text:p>
        <text:p text:style-name="P437"/>
        <text:p text:style-name="P438">#include "square.h"<text:s/></text:p>
        <text:p text:style-name="P439">#include "triangle.h"</text:p>
        <text:soft-page-break/>
        <text:p text:style-name="P440">#include "octagon.h"</text:p>
        <text:p text:style-name="P441"/>
        <text:p text:style-name="P442"/>
        <text:p text:style-name="P443">void print_help() {</text:p>
        <text:p text:style-name="P444"><text:s text:c="4"/>std::cout &lt;&lt; "1. <text:s/>'add square' <text:s text:c="11"/>--&gt; Create square" &lt;&lt; std::endl;</text:p>
        <text:p text:style-name="P445"><text:s text:c="4"/>std::cout &lt;&lt; "2. <text:s/>'add triangle' <text:s text:c="9"/>--&gt; Create triangle" &lt;&lt; std::endl;</text:p>
        <text:p text:style-name="P446"><text:s text:c="4"/>std::cout &lt;&lt; "3. <text:s/>'add octagon' <text:s text:c="10"/>--&gt; Create octagon" &lt;&lt; std::endl;</text:p>
        <text:p text:style-name="P447"><text:s text:c="4"/>std::cout &lt;&lt; "4. <text:s/>'show &lt;ID&gt;' <text:s text:c="12"/>--&gt; Output figure" &lt;&lt; std::endl;</text:p>
        <text:p text:style-name="P448"><text:s text:c="4"/>std::cout &lt;&lt; "5. <text:s/>'print total' <text:s text:c="10"/>--&gt; Output total area" &lt;&lt; std::endl;</text:p>
        <text:p text:style-name="P449"><text:s text:c="4"/>std::cout &lt;&lt; "6. <text:s/>'print area' <text:s text:c="11"/>--&gt; Output area" &lt;&lt; std::endl;</text:p>
        <text:p text:style-name="P450"><text:s text:c="4"/>std::cout &lt;&lt; "7. <text:s/>'print center' <text:s text:c="9"/>--&gt; Output center" &lt;&lt; std::endl;</text:p>
        <text:p text:style-name="P451"><text:s text:c="4"/>std::cout &lt;&lt; "8. <text:s/>'delete &lt;ID&gt;' <text:s text:c="10"/>--&gt; Delete figure" &lt;&lt; std::endl;</text:p>
        <text:p text:style-name="P452"><text:s text:c="4"/>std::cout &lt;&lt; "9. <text:s/>'help' <text:s text:c="17"/>--&gt; Get help" &lt;&lt; std::endl;</text:p>
        <text:p text:style-name="P453"><text:s text:c="4"/>std::cout &lt;&lt; "10. 'exit' <text:s text:c="17"/>--&gt; Exit" &lt;&lt; std::endl;</text:p>
        <text:p text:style-name="P454">} <text:s text:c="42"/></text:p>
        <text:p text:style-name="P455"/>
        <text:p text:style-name="P456">void print_errors(int&amp;&amp; err) {</text:p>
        <text:p text:style-name="P457"><text:s text:c="4"/>switch (err) {</text:p>
        <text:p text:style-name="P458"><text:s text:c="8"/>case 1: {</text:p>
        <text:p text:style-name="P459"><text:s text:c="12"/>std::cout &lt;&lt; "Incorrect command" &lt;&lt; std::endl;</text:p>
        <text:p text:style-name="P460"><text:s text:c="12"/>break;</text:p>
        <text:p text:style-name="P461"><text:s text:c="8"/>}</text:p>
        <text:p text:style-name="P462"><text:s text:c="8"/>case 2: {</text:p>
        <text:p text:style-name="P463"><text:s text:c="12"/>std::cout &lt;&lt; "Incorrect coordinates for a figure" &lt;&lt; std::endl;</text:p>
        <text:p text:style-name="P464"><text:s text:c="12"/>break;</text:p>
        <text:p text:style-name="P465"><text:s text:c="8"/>}</text:p>
        <text:p text:style-name="P466"><text:s text:c="8"/>case 3: {</text:p>
        <text:p text:style-name="P467"><text:s text:c="12"/>std::cout &lt;&lt; "There is no item with the given index" &lt;&lt; std::endl;</text:p>
        <text:p text:style-name="P468"><text:s text:c="12"/>break;</text:p>
        <text:p text:style-name="P469"><text:s text:c="8"/>}</text:p>
        <text:p text:style-name="P470"><text:s text:c="8"/>default: {</text:p>
        <text:soft-page-break/>
        <text:p text:style-name="P471"><text:s text:c="12"/>std::cout &lt;&lt; "Undefined error" &lt;&lt; std::endl;</text:p>
        <text:p text:style-name="P472"><text:s text:c="8"/>}</text:p>
        <text:p text:style-name="P473"><text:s text:c="4"/>}</text:p>
        <text:p text:style-name="P474"><text:s text:c="4"/>char c;</text:p>
        <text:p text:style-name="P475"><text:s text:c="4"/>do {</text:p>
        <text:p text:style-name="P476"><text:s text:c="8"/>c = getchar();</text:p>
        <text:p text:style-name="P477"><text:s text:c="4"/>} while (c != '\n' &amp;&amp; c != EOF);</text:p>
        <text:p text:style-name="P478">}</text:p>
        <text:p text:style-name="P479"/>
        <text:p text:style-name="P480">int main() {</text:p>
        <text:p text:style-name="P481"><text:s text:c="4"/>print_help();</text:p>
        <text:p text:style-name="P482"><text:s text:c="4"/>std::vector&lt;Figure*&gt; figs;</text:p>
        <text:p text:style-name="P483"/>
        <text:p text:style-name="P484"><text:s text:c="4"/>char com1[40];</text:p>
        <text:p text:style-name="P485"><text:s text:c="4"/>char com2[40];</text:p>
        <text:p text:style-name="P486"><text:s text:c="4"/>int num_com;</text:p>
        <text:p text:style-name="P487"/>
        <text:p text:style-name="P488"><text:s text:c="4"/>Figure* fig = nullptr;</text:p>
        <text:p text:style-name="P489"/>
        <text:p text:style-name="P490"><text:s text:c="4"/>while (true) {</text:p>
        <text:p text:style-name="P491"><text:s text:c="8"/>std::cin &gt;&gt; com1;</text:p>
        <text:p text:style-name="P492"><text:s text:c="8"/>num_com = atoi(com1);</text:p>
        <text:p text:style-name="P493"/>
        <text:p text:style-name="P494"><text:s text:c="8"/>if ((1 &lt;= num_com &amp;&amp; num_com &lt;= 3) || strcmp(com1, "add") == 0) {</text:p>
        <text:p text:style-name="P495"><text:s text:c="12"/>if (1 &lt;= num_com &amp;&amp; num_com &lt;= 3)</text:p>
        <text:p text:style-name="P496"><text:s text:c="16"/>com2[0] = '\0';</text:p>
        <text:p text:style-name="P497"><text:s text:c="12"/>else</text:p>
        <text:p text:style-name="P498"><text:s text:c="16"/>std::cin &gt;&gt; com2;</text:p>
        <text:p text:style-name="P499"/>
        <text:p text:style-name="P500"><text:s text:c="12"/>if (num_com == 1 || strcmp(com2, "square") == 0) {</text:p>
        <text:p text:style-name="P501"><text:s text:c="16"/>std::cout &lt;&lt; "input &lt;A.x&gt; &lt;A.y&gt; &gt;&gt; &lt;B.x&gt; &lt;B.y&gt; &gt;&gt; &lt;C.x&gt; &lt;C.y&gt; &gt;&gt; &lt;D.x&gt; &lt;D.y&gt;\t";</text:p>
        <text:p text:style-name="P502"><text:s text:c="16"/>fig = new Square;</text:p>
        <text:p text:style-name="P503"><text:s text:c="12"/>}</text:p>
        <text:p text:style-name="P504"><text:s text:c="12"/>else if (num_com == 2 || strcmp(com2, "triangle") == 0) {</text:p>
        <text:p text:style-name="P505"><text:s text:c="16"/>std::cout &lt;&lt; "input &lt;A.x&gt; &lt;A.y&gt; &gt;&gt; &lt;B.x&gt; &lt;B.y&gt; &gt;&gt; &lt;C.x&gt; &lt;C.y&gt;\t";</text:p>
        <text:p text:style-name="P506"><text:s text:c="16"/>fig = new Triangle;</text:p>
        <text:p text:style-name="P507"><text:s text:c="12"/>}</text:p>
        <text:p text:style-name="P508"><text:s text:c="12"/>else if (num_com == 3 || strcmp(com2, "octagon") == 0) {</text:p>
        <text:p text:style-name="P509"><text:s text:c="16"/>std::cout &lt;&lt; "input &lt;A.x&gt; &lt;A.y&gt; &gt;&gt; &lt;B.x&gt; &lt;B.y&gt; &gt;&gt;<text:s/><text:soft-page-break/>&lt;C.x&gt; &lt;C.y&gt; &gt;&gt; &lt;D.x&gt; &lt;D.y&gt; &gt;&gt; &lt;E.x&gt; &lt;E.y&gt; &gt;&gt; &lt;F.x&gt; &lt;F.y&gt; &gt;&gt; &lt;G.x&gt; &lt;G.y&gt; &gt;&gt; &lt;H.x&gt; &lt;H.y&gt;\t";</text:p>
        <text:p text:style-name="P510"><text:s text:c="16"/>fig = new Octagon;</text:p>
        <text:p text:style-name="P511"><text:s text:c="12"/>}</text:p>
        <text:p text:style-name="P512"><text:s text:c="12"/>else {</text:p>
        <text:p text:style-name="P513"><text:s text:c="16"/>print_errors(1);</text:p>
        <text:p text:style-name="P514"><text:s text:c="12"/>}</text:p>
        <text:p text:style-name="P515"><text:s text:c="12"/>fig-&gt;Scan(std::cin);</text:p>
        <text:p text:style-name="P516"><text:s text:c="12"/>figs.push_back(fig);</text:p>
        <text:p text:style-name="P517"><text:s text:c="8"/>}</text:p>
        <text:p text:style-name="P518"><text:s text:c="8"/>else if (num_com == 4 || strcmp(com1, "show") == 0) {</text:p>
        <text:p text:style-name="P519"><text:s text:c="12"/>int id;</text:p>
        <text:p text:style-name="P520"><text:s text:c="12"/>std::cin &gt;&gt; id;</text:p>
        <text:p text:style-name="P521"><text:s text:c="12"/>if (id &gt;= figs.size()) {</text:p>
        <text:p text:style-name="P522"><text:s text:c="16"/>print_errors(3);</text:p>
        <text:p text:style-name="P523"><text:s text:c="16"/>continue;</text:p>
        <text:p text:style-name="P524"><text:s text:c="12"/>}</text:p>
        <text:p text:style-name="P525"><text:s text:c="12"/>figs[id]-&gt;Print(std::cout);</text:p>
        <text:p text:style-name="P526"><text:s text:c="8"/>}</text:p>
        <text:p text:style-name="P527"><text:s text:c="8"/>else if ((5 &lt;= num_com &amp;&amp; num_com &lt;= 7) || strcmp(com1, "print") == 0) {</text:p>
        <text:p text:style-name="P528"><text:s text:c="12"/>if (5 &lt;= num_com &amp;&amp; num_com &lt;= 7)</text:p>
        <text:p text:style-name="P529"><text:s text:c="16"/>com2[0] = '\0';</text:p>
        <text:p text:style-name="P530"><text:s text:c="12"/>else</text:p>
        <text:p text:style-name="P531"><text:s text:c="16"/>std::cin &gt;&gt; com2;</text:p>
        <text:p text:style-name="P532"><text:s text:c="12"/>if (num_com == 5 || strcmp(com2, "total") == 0) {</text:p>
        <text:p text:style-name="P533"><text:s text:c="16"/>double total_area = 0;</text:p>
        <text:p text:style-name="P534"><text:s text:c="16"/>for (Figure* fig : figs) {</text:p>
        <text:p text:style-name="P535"><text:s text:c="20"/>total_area += fig-&gt;Area();</text:p>
        <text:p text:style-name="P536"><text:s text:c="16"/>}</text:p>
        <text:p text:style-name="P537"><text:s text:c="16"/>std::cout &lt;&lt; "Total area: " &lt;&lt; total_area &lt;&lt; std::endl;</text:p>
        <text:p text:style-name="P538"><text:s text:c="12"/>}</text:p>
        <text:p text:style-name="P539"><text:s text:c="12"/>else if (num_com == 6 || strcmp(com2, "area") == 0) {</text:p>
        <text:p text:style-name="P540"><text:s text:c="16"/>std::cout &lt;&lt; "Display area: ";</text:p>
        <text:p text:style-name="P541"><text:s text:c="16"/>for (Figure* fig : figs) {</text:p>
        <text:p text:style-name="P542"><text:s text:c="20"/>std::cout &lt;&lt; fig-&gt;Area() &lt;&lt; std::endl;</text:p>
        <text:p text:style-name="P543"><text:s text:c="16"/>}</text:p>
        <text:p text:style-name="P544"><text:s text:c="12"/>}</text:p>
        <text:p text:style-name="P545"><text:s text:c="12"/>else if (num_com == 7 || strcmp(com2, "center") == 0) {</text:p>
        <text:p text:style-name="P546"><text:s text:c="16"/>std::cout &lt;&lt; "Display center: ";</text:p>
        <text:p text:style-name="P547"><text:s text:c="16"/>for (Figure* fig : figs) {</text:p>
        <text:p text:style-name="P548"><text:s text:c="20"/>Point tmp = fig-&gt;Center();</text:p>
        <text:soft-page-break/>
        <text:p text:style-name="P549"><text:s text:c="20"/>std::cout &lt;&lt; "( " &lt;&lt; tmp.X() &lt;&lt; ", " &lt;&lt; tmp.Y() &lt;&lt; " )" &lt;&lt; std::endl;</text:p>
        <text:p text:style-name="P550"><text:s text:c="16"/>}</text:p>
        <text:p text:style-name="P551"><text:s text:c="12"/>}</text:p>
        <text:p text:style-name="P552"><text:s text:c="12"/>else {</text:p>
        <text:p text:style-name="P553"><text:s text:c="16"/>std::cout &lt;&lt; "Incorrect command\n";</text:p>
        <text:p text:style-name="P554"><text:s text:c="12"/>}</text:p>
        <text:p text:style-name="P555"><text:s text:c="8"/>}</text:p>
        <text:p text:style-name="P556"><text:s text:c="8"/>else if (num_com == 8 || strcmp(com1, "delete") == 0) {</text:p>
        <text:p text:style-name="P557"><text:s text:c="12"/>int id;</text:p>
        <text:p text:style-name="P558"><text:s text:c="12"/>std::cin &gt;&gt; id;</text:p>
        <text:p text:style-name="P559"><text:s text:c="12"/>if (id &gt;= figs.size()) {</text:p>
        <text:p text:style-name="P560"><text:s text:c="16"/>print_errors(3);</text:p>
        <text:p text:style-name="P561"><text:s text:c="16"/>continue;</text:p>
        <text:p text:style-name="P562"><text:s text:c="12"/>}</text:p>
        <text:p text:style-name="P563"><text:s text:c="12"/>delete figs[id];</text:p>
        <text:p text:style-name="P564"><text:s text:c="12"/>figs.erase(figs.begin() + id);</text:p>
        <text:p text:style-name="P565"><text:s text:c="8"/>}</text:p>
        <text:p text:style-name="P566"><text:s text:c="8"/>else if (num_com == 9 || strcmp(com1, "help") == 0) {</text:p>
        <text:p text:style-name="P567"><text:s text:c="12"/>print_help();</text:p>
        <text:p text:style-name="P568"><text:s text:c="12"/>continue;</text:p>
        <text:p text:style-name="P569"><text:s text:c="8"/>}</text:p>
        <text:p text:style-name="P570"><text:s text:c="8"/>else if (num_com == 10 || strcmp(com1, "exit") == 0) {</text:p>
        <text:p text:style-name="P571"><text:s text:c="12"/>break;</text:p>
        <text:p text:style-name="P572"><text:s text:c="8"/>}</text:p>
        <text:p text:style-name="P573"><text:s text:c="8"/>else {</text:p>
        <text:p text:style-name="P574"><text:s text:c="12"/>print_errors(1);</text:p>
        <text:p text:style-name="P575"><text:s text:c="8"/>}</text:p>
        <text:p text:style-name="P576"><text:s text:c="8"/>std::cout &lt;&lt; "\tdone" &lt;&lt; std::endl;</text:p>
        <text:p text:style-name="P577"><text:s text:c="4"/>}</text:p>
        <text:p text:style-name="P578"/>
        <text:p text:style-name="P579"><text:s text:c="4"/>delete fig;</text:p>
        <text:p text:style-name="P580"><text:s text:c="4"/></text:p>
        <text:p text:style-name="P581"><text:s text:c="4"/>for (int i = 0; i &lt; figs.size(); ++i) {</text:p>
        <text:p text:style-name="P582"><text:s text:c="8"/>delete figs[i];</text:p>
        <text:p text:style-name="P583"><text:s text:c="4"/>}</text:p>
        <text:p text:style-name="P584"><text:s text:c="4"/>return 0;</text:p>
        <text:p text:style-name="P585">}</text:p>
        <text:p text:style-name="P586"/>
        <text:h text:style-name="P587" text:outline-level="2"><text:span text:style-name="T588">CMakeLists.txt</text:span></text:h>
        <text:p text:style-name="Textbody"/>
        <text:p text:style-name="P589">cmake_minimum_required(VERSION 3.5)</text:p>
        <text:p text:style-name="P590"/>
        <text:p text:style-name="P591">project(lab3)</text:p>
        <text:p text:style-name="P592"/>
        <text:p text:style-name="P593">add_executable(lab3</text:p>
        <text:p text:style-name="P594"><text:s text:c="2"/>main.cpp</text:p>
        <text:p text:style-name="P595"><text:s text:c="2"/>figure.cpp</text:p>
        <text:p text:style-name="P596"><text:s text:c="2"/>myvector.cpp</text:p>
        <text:p text:style-name="P597"><text:s text:c="2"/>point.cpp</text:p>
        <text:p text:style-name="P598"><text:s text:c="2"/>octagon.cpp</text:p>
        <text:p text:style-name="P599"><text:s text:c="2"/>square.cpp</text:p>
        <text:p text:style-name="P600"><text:s text:c="2"/>triangle.cpp</text:p>
        <text:p text:style-name="P601">)</text:p>
        <text:p text:style-name="P602"/>
        <text:p text:style-name="P603">set_property(TARGET lab3 PROPERTY CXX_STANDARD 11)</text:p>
        <text:p text:style-name="P604"/>
        <text:p text:style-name="P605">set(CMAKE_CXX_FLAGS "${CMAKE_CXX_FLAGS} -Wall -Wextra -g")</text:p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>Ссылка на<text:s/>репозиторий</text:p>
        <text:p text:style-name="P620"/>
        <text:p text:style-name="P621"><text:a xlink:href="https://github.com/GitGood2000/oop_exercise_04" office:target-frame-name="_top" xlink:show="replace"><text:span text:style-name="T622">https</text:span><text:span text:style-name="T623">://</text:span><text:span text:style-name="T624">github</text:span><text:span text:style-name="T625">.</text:span><text:span text:style-name="T626">com</text:span><text:span text:style-name="T627">/</text:span></text:a><text:a xlink:href="https://github.com/GitGood2000/oop_exercise_04" office:target-frame-name="_top" xlink:show="replace"><text:span text:style-name="T628">ni</text:span><text:bookmark-start text:name="_Hlt52973958"/><text:bookmark-start text:name="_Hlt52973959"/><text:span text:style-name="T629">k</text:span><text:bookmark-end text:name="_Hlt52973958"/><text:bookmark-end text:name="_Hlt52973959"/><text:span text:style-name="T630">it</text:span><text:span text:style-name="T631">34</text:span></text:a><text:span text:style-name="T632">/</text:span><text:span text:style-name="T633">oop</text:span><text:span text:style-name="T634">_</text:span><text:span text:style-name="T635">exercise</text:span><text:span text:style-name="T636">_0</text:span><text:span text:style-name="T637">3</text:span></text:p>
        <text:p text:style-name="P638"/>
        <text:p text:style-name="P639"/>
        <text:p text:style-name="P640"/>
        <text:p text:style-name="P641"/>
        <text:p text:style-name="P642"/>
        <text:soft-page-break/>
        <text:p text:style-name="P643"><text:span text:style-name="T644">Объяснение результатов работы программы</text:span></text:p>
        <text:p text:style-name="P645"/>
        <text:p text:style-name="P646">1) Пользователю предоставляется 4 опции: задать фигуру (квадрат,<text:s/>треугольник или восьмиугольник), вывести информацию для каждой фигуры (координаты точек, площадь и геометрический центр), вывести общую площадь всех фигур и удалить фигуру по индексу.</text:p>
        <text:p text:style-name="P647">2) Перед занесением фигур в вектор каждая фигура проверяется. У квадрата проверяется перпендикулярность и равенство сторон, у<text:s/>треугольника<text:s/>—<text:s/>сумма двух<text:s/>сторон<text:s/>не может быть больше третий стороны.<text:s/>После чего указатель на созданную фигуру заносится в вектор figures.</text:p>
        <text:p text:style-name="P648">3) Вывод информации о всех фигурах производится с помощью цикла. Поочередно перебираются все элементы вектора figures, и с помощью метода Print() выводятся координаты, площадь и геометрический центр каждой из фигур.</text:p>
        <text:p text:style-name="P649">4) Общая площадь фигур находится посредством суммирования результата работы метода Area() для всех фигур вектора.</text:p>
        <text:p text:style-name="P650">5) Если пользователь вводит «0», то считывание завершается, а все фигуры удаляются из памяти с помощью delete.</text:p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/>
        <text:p text:style-name="P659"/>
        <text:p text:style-name="P660"/>
        <text:p text:style-name="P661"/>
        <text:p text:style-name="P662"/>
        <text:p text:style-name="P663"/>
        <text:p text:style-name="P664"/>
        <text:p text:style-name="P665"/>
        <text:p text:style-name="P666"/>
        <text:p text:style-name="P667"/>
        <text:p text:style-name="P668"/>
        <text:p text:style-name="P669"/>
        <text:p text:style-name="P670"/>
        <text:soft-page-break/>
        <text:p text:style-name="P671">Вывод</text:p>
        <text:p text:style-name="P672"><text:s text:c="2"/><text:tab/><text:s/><text:tab/></text:p>
        <text:p text:style-name="P673"><text:span text:style-name="T674">В ходе работы были приобретены навыки работы с шаблонами и кортежами в<text:s/></text:span><text:span text:style-name="T675">C</text:span><text:span text:style-name="T676">++.</text:span><text:span text:style-name="T677"><text:s/></text:span><text:span text:style-name="T678">Написана программа, производящая операции с помощью шаблонов и работающая с кортежами.</text:span><text:span text:style-name="T679"><text:s/></text:span><text:span text:style-name="T680">С</text:span><text:span text:style-name="T681">оздал базовый класс и 3 производных от него класса, которые посредством override методов переопределяли виртуальные методы базового класса.</text:span></text:p>
        <text:p text:style-name="P682"/>
        <text:p text:style-name="P683"/>
        <text:p text:style-name="P684"/>
        <text:p text:style-name="P685">Список литературы <text:s text:c="2"/></text:p>
        <text:p text:style-name="P686"><text:span text:style-name="T687">1. Перегрузка операторов С++ [Электронный ресурс]. <text:s/></text:span><text:span text:style-name="T688">URL:</text:span><text:a xlink:href="https://ravesli.com/urok-45-pobitovye-operatory/" office:target-frame-name="_top" xlink:show="replace"><text:span text:style-name="T689"><text:s/></text:span></text:a><text:a xlink:href="https://metanit.com/cpp/tutorial/5.14.php" office:target-frame-name="_top" xlink:show="replace"><text:span text:style-name="T690">https://metanit.com/cpp/tutorial/5.14.php</text:span></text:a></text:p>
        <text:p text:style-name="P691">(дата обращения: 29.09.2020).</text:p>
        <text:p text:style-name="P692"/>
        <text:p text:style-name="P693">2. Битовые операции С++ [Электронный ресурс]. URL:</text:p>
        <text:p text:style-name="P694"><text:a xlink:href="http://www.c-cpp.ru/books/bitovye-operatory" office:target-frame-name="_top" xlink:show="replace"><text:span text:style-name="T695">http://www.c-cpp.ru/books/bitovye-operatory</text:span></text:a></text:p>
        <text:p text:style-name="P696"><text:span text:style-name="T697">(дата обращения: 29.09.2020)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ермяков</dc:creator>
    <meta:creation-date>2020-10-07T11:31:00Z</meta:creation-date>
    <dc:date>2020-10-09T04:35:00Z</dc:date>
    <meta:template xlink:href="Normal.dotm" xlink:type="simple"/>
    <meta:editing-cycles>6</meta:editing-cycles>
    <meta:editing-duration>PT5580S</meta:editing-duration>
    <meta:document-statistic meta:page-count="19" meta:paragraph-count="34" meta:word-count="2586" meta:character-count="17298" meta:row-count="122" meta:non-whitespace-character-count="14746"/>
  </office:meta>
</office:document-meta>
</file>